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ee05e"/>
    </style:style>
    <style:style style:name="P2" style:family="paragraph" style:parent-style-name="Standard">
      <style:text-properties officeooo:paragraph-rsid="001f6f34"/>
    </style:style>
    <style:style style:name="P3" style:family="paragraph" style:parent-style-name="Standard">
      <style:text-properties officeooo:rsid="001f6f34" officeooo:paragraph-rsid="001f6f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</text:p>
      <text:p text:style-name="Standard">EPOCH: 0</text:p>
      <text:p text:style-name="Standard">Generated text till now (200): r t llblllld er Mdd K H frlid d. t'ded; lllllllllllld llldad lldill s llllld. seded, brde nd ld f s lllld d pre tr.</text:p>
      <text:p text:style-name="Standard"><text:s/>ll, s ds lld llld gld gidld bllllkild M plllld llded ldMd, palllllled ndrrlll hared</text:p>
      <text:p text:style-name="Standard"/>
      <text:p text:style-name="Standard">Smoothed loss after 20000th step: [49.79159614]</text:p>
      <text:p text:style-name="Standard"/>
      <text:p text:style-name="Standard">Generated text till now (200): onenounorenounaghaberiagenirowinantonairunorrof"Iigawhonananheounirunanashoroupererenarirouthorronorivearenouanoulouinienssorofnagh'Qouaron <text:s text:c="6"/>ashenorenalourourounashenanorigetenthenevexunanoanonounenax</text:p>
      <text:p text:style-name="Standard"/>
      <text:p text:style-name="Standard"/>
      <text:p text:style-name="Standard"/>
      <text:p text:style-name="Standard">Smoothed loss after 30000th step: [48.51818419]</text:p>
      <text:p text:style-name="Standard"/>
      <text:p text:style-name="Standard">Generated text till now (200): y; me glileded h," slyin w gen'ryKl, ws t oind chedy watelylichy ad le med hinitedyedryry. rry, hry s, s, e s im ny sinadn pred her Mined s. hin m n' dorr'sethin sedanady tin us, s. an nnyr f s gh chi</text:p>
      <text:p text:style-name="Standard"/>
      <text:p text:style-name="Standard"/>
      <text:p text:style-name="Standard">Smoothed loss after 40000th step: [47.48210426]</text:p>
      <text:p text:style-name="Standard"/>
      <text:p text:style-name="Standard">Generated text till now (200): hinithanonovovoureprelaneano.. thigonenofofrithanofflonofloyoutonorevenonunofrouyenexlofoupeanofricchonofretorrrinofrerrevowhithithanflexithofa Vofrofeanitofrerilorra S beraneprevevenofreinalenonofith</text:p>
      <text:p text:style-name="Standard"/>
      <text:p text:style-name="Standard"/>
      <text:p text:style-name="Standard">---------------------------------</text:p>
      <text:p text:style-name="Standard">EPOCH: 1</text:p>
      <text:p text:style-name="Standard">Smoothed loss after 50000th step: [48.19471208]</text:p>
      <text:p text:style-name="Standard"/>
      <text:p text:style-name="Standard">Generated text till now (200): , on apor monone ot -y h me t s. ed ed ae." --or, w hin N, B w s y f ored. sin w, g, Cs.</text:p>
      <text:p text:style-name="Standard">Tie ass h - ps, h t ay ane, r t ag rs; ably st Bf H</text:p>
      <text:p text:style-name="Standard">" jains. nt ge.</text:p>
      <text:p text:style-name="Standard">Ces s sts an't'ss w bious oonio?" t onur s'</text:p>
      <text:p text:style-name="Standard"/>
      <text:p text:style-name="Standard"/>
      <text:p text:style-name="P1">Smoothed loss after 60000th step: [47.20798748]</text:p>
      <text:p text:style-name="P1"/>
      <text:p text:style-name="P1">Generated text till now (200): <text:s/>onirowaveaseparasirasewo tasinadavideayowistadigas astanepanagaseenaradimeanasecweway vepavetarirayaaroowavemoy Foudanadiridad ofunaseacwizananepray Gayranawisadaprwarasewawapeayraray."</text:p>
      <text:p text:style-name="P1">wexaidamanita</text:p>
      <text:p text:style-name="P1"/>
      <text:p text:style-name="P1">Smoothed loss after 70000th step: [46.74438654]</text:p>
      <text:p text:style-name="P1"/>
      <text:p text:style-name="P1">Generated text till now (200): nounoninevinovohenofa pathinevevexenoupitha yooca drevenonanigisunopa choupovevevevexa tofa Ha <text:soft-page-break/>Prevexomaghanexinsponinoupupinofenelonofanonofoupanofenedathofofupa thagrenofinevenevofupa benofashexatev</text:p>
      <text:p text:style-name="P1"/>
      <text:p text:style-name="P1"/>
      <text:p text:style-name="Standard"/>
      <text:p text:style-name="Standard">Smoothed loss after 80000th step: [45.04795833]</text:p>
      <text:p text:style-name="Standard"/>
      <text:p text:style-name="Standard">Generated text till now (200): ofinopea plemoushisevistoupusnounofasthanuna isa sexofinonofininofopalofofrevenovenousanirinopranalinorupobevofan'eaigrinofa "Baneyofrinofonexatofounnofrevofofinislova'anofrexofofopithevexofaranoupata</text:p>
      <text:p text:style-name="Standard"/>
      <text:p text:style-name="Standard"/>
      <text:p text:style-name="Standard"/>
      <text:p text:style-name="Standard">---------------------------------</text:p>
      <text:p text:style-name="Standard">EPOCH: 2</text:p>
      <text:p text:style-name="Standard">Smoothed loss after 90000th step: [45.81470693]</text:p>
      <text:p text:style-name="Standard"/>
      <text:p text:style-name="Standard">Generated text till now (200): catout'tou ar'ty, st. imot ie rediney ffvinied " qupow y ooury winy tounis, ourit? tot t. t, teved tamiet bit seJur atied wopovis t hew sed d Notly wasemours ly st. a os, us, at.. apinsvedis wed w wit</text:p>
      <text:p text:style-name="P2"/>
      <text:p text:style-name="P2"/>
      <text:p text:style-name="Standard">Smoothed loss after 100000th step: [46.58310397]</text:p>
      <text:p text:style-name="Standard"/>
      <text:p text:style-name="Standard">Generated text till now (200): un' as opronorrlonobonon'palags eronevenonine sinonfevevevinorenfloonvoole s veas sh prexonenothelonruponony athe thrirorashenovinelontonnone ororenorononolonecoveUs Iruporleny onevonones sthoninoror.</text:p>
      <text:p text:style-name="Standard"/>
      <text:p text:style-name="Standard"/>
      <text:p text:style-name="Standard"/>
      <text:p text:style-name="P3">MINIMUM : epoch 6</text:p>
      <text:p text:style-name="P3"/>
      <text:p text:style-name="P3">Smoothed loss after 300000th step: [41.52518379]</text:p>
      <text:p text:style-name="P3"/>
      <text:p text:style-name="P3">Generated text till now (200): tt't'lfppormlownastttckttt tttwmmboppevexwatt' scklvintt'stststmat, ristckmaky Mlovot'tttoruninst Bust'tthoobotat codpinofflly? walombbllkmjatsallblfms' sepppppepopormovenist'lowmblformadnednattttttt </text:p>
      <text:p text:style-name="P3"/>
      <text:p text:style-name="P3"/>
      <text:p text:style-name="P3">Generated text till now (1000): Ha mpinlpus; att.. tthiblllforallloven'ved tt't ambopt mintittormpmptt'vedntt att tttckyena ttwnar hintmormepingmbin'tasen'pppmbristwlcidgminckedwmbbgncttevemat'tungmstt'twckedokmlopigjfmbsttt morochupttmattlevovestt sptermbodbedcasnt t menorttalotstcotttt'tt'adnomeddcknckt s ttt tjmbllllowopmoms't slbottt- h t, wed'vevedn'llstcllpt dstw veveked sctt'stttt st takmevodlmenwat'tatwnlotstwadsusttt.. hintwo, tt'tasext wncat,"stcopst'mmbbstch'mombstcott. Apt'tormby'vincttt'rusen'sepatt'vetovepellfoforbbat'st't atttchednttt'se'ckpttwngttttuttsttst Hy''t!"mentt tinckisttttt'ppt ist'mbodavobrst Dncwllovedgumo t," Dllojomfttttt't <text:s/>Hy at Hy'tttsttst'mborombbomlomminttstwnorm sclbltsttt sttt'ss'tcwntt'vednocksattttttskhinottstwt tbllorrevedninttt woubsckmbly w cattttty bbocenistwnkamedndfopbbotoveved just'menattt ca tttsspmorttat st'list'tcorchigmbocrsnt movenormevedimmblistt my nintttwin'tat'venisttiniretofovecknfft Bmbommffthadnedntt watwntt?" mbllimevevevininopmpon'vepecllllllpoppttstt Hambr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2:17:26.540386009</meta:creation-date>
    <dc:date>2019-12-13T16:40:12.008258910</dc:date>
    <meta:editing-duration>PT2H55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427" meta:character-count="4185" meta:non-whitespace-character-count="3783"/>
  </office:meta>
</office:document-meta>
</file>